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1:Parallel.F11 Parallel.F16:Parallel.F31 Parallel.M11:Parallel.M11 Parallel.M16:Parallel.M31 Parallel.D16:Parallel.D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 table:formula="of:=-LN([.$A$5])/LN([.D12])" office:value-type="float" office:value="19545.2145538289">
            <text:p>19545.21455382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 table:formula="of:=-LN([.$A$5])/LN([.D13])" office:value-type="float" office:value="4895.34012400085">
            <text:p>4895.340124000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 table:formula="of:=-LN([.$A$5])/LN([.D14])" office:value-type="float" office:value="2182.39489767786">
            <text:p>2182.3948976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 table:formula="of:=-LN([.$A$5])/LN([.D15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 table:formula="of:=-LN([.$A$5])/LN([.D16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 table:formula="of:=-LN([.$A$5])/LN([.D17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 table:formula="of:=-LN([.$A$5])/LN([.D18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 table:formula="of:=-LN([.$A$5])/LN([.D19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 table:formula="of:=-LN([.$A$5])/LN([.D20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 table:formula="of:=-LN([.$A$5])/LN([.D21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 table:formula="of:=-LN([.$A$5])/LN([.D22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 table:formula="of:=-LN([.$A$5])/LN([.D23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 table:formula="of:=-LN([.$A$5])/LN([.D24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 table:formula="of:=-LN([.$A$5])/LN([.D25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 table:formula="of:=-LN([.$A$5])/LN([.D26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 table:formula="of:=-LN([.$A$5])/LN([.D27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 table:formula="of:=-LN([.$A$5])/LN([.D28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 table:formula="of:=-LN([.$A$5])/LN([.D29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 table:formula="of:=-LN([.$A$5])/LN([.D30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 table:formula="of:=-LN([.$A$5])/LN([.D31])" office:value-type="float" office:value="7.07663822504009">
            <text:p>7.07663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0T22:31:26</dc:date>
    <meta:editing-duration>PT14H43M36S</meta:editing-duration>
    <meta:editing-cycles>104</meta:editing-cycles>
    <meta:generator>LibreOffice/3.5$Linux_X86_64 LibreOffice_project/350m1$Build-2</meta:generator>
    <dc:creator>Stuart Slattery</dc:creator>
    <meta:document-statistic meta:table-count="3" meta:cell-count="11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6:Parallel.F31 Parallel.F11:Parallel.F11 Parallel.M11:Parallel.M11 Parallel.M16:Parallel.M31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6:Parallel.F31" chart:label-cell-address="Parallel.F11:Parallel.F11" chart:class="chart:scatter">
            <chart:domain table:cell-range-address="Parallel.E16:Parallel.E31"/>
            <chart:data-point chart:repeated="16"/>
          </chart:series>
          <chart:series chart:style-name="ch11" chart:values-cell-range-address="Parallel.M16:Parallel.M31" chart:label-cell-address="Parallel.M11:Parallel.M11" chart:class="chart:scatter">
            <chart:domain table:cell-range-address="Parallel.D16:Parallel.D3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  <table:table-cell office:value-type="float" office:value="0.959472525872047">
                <text:p>0.959472525872047</text:p>
                <draw:g>
                  <svg:desc>Parallel.D16:Parallel.D31</svg:desc>
                </draw:g>
              </table:table-cell>
              <table:table-cell office:value-type="float" office:value="317.182900683131">
                <text:p>317.182900683131</text:p>
                <draw:g>
                  <svg:desc>Parallel.M16:Parallel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7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